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7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6790.7046">
            <text:p>6790.7046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9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8630.7045999999991">
            <text:p>8630.7046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41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8282.1368000000002">
            <text:p>8282.1368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17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8522.2921000000006">
            <text:p>8522.2921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20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11.99">
            <text:p>11.99</text:p>
          </table:table-cell>
          <table:table-cell table:style-name="ACE-0" office:value-type="float" office:value="9668.6555000000008">
            <text:p>9668.6555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5">
            <text:p>45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</text:p>
          </table:table-cell>
          <table:table-cell table:number-columns-repeated="240" table:style-name="ACE-0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7:49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